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unga" svg:font-family="Tung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unga" svg:font-family="Tung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ung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vanasiddesh Raghu</meta:initial-creator>
    <dc:creator>Revanasiddesh Raghu</dc:creator>
    <meta:creation-date>2023-04-14T17:56:00Z</meta:creation-date>
    <dc:date>2023-04-14T17:58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2" meta:row-count="1" meta:non-whitespace-character-count="2"/>
  </office:meta>
</office:document-meta>
</file>